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e487" officeooo:paragraph-rsid="0012e487"/>
    </style:style>
    <style:style style:name="P2" style:family="paragraph" style:parent-style-name="Standard">
      <style:text-properties officeooo:paragraph-rsid="0012e487"/>
    </style:style>
    <style:style style:name="P3" style:family="paragraph" style:parent-style-name="Standard">
      <style:text-properties style:font-name="sans-serif" fo:font-size="16pt" style:text-underline-style="solid" style:text-underline-width="auto" style:text-underline-color="font-color" fo:font-weight="bold" officeooo:rsid="0012e487" officeooo:paragraph-rsid="0012e487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officeooo:paragraph-rsid="001a3c6e"/>
    </style:style>
    <style:style style:name="P6" style:family="paragraph" style:parent-style-name="Standard">
      <style:text-properties style:font-name="Liberation Serif" officeooo:paragraph-rsid="001b8cdf"/>
    </style:style>
    <style:style style:name="P7" style:family="paragraph" style:parent-style-name="Standard">
      <style:text-properties style:font-name="Liberation Serif" officeooo:paragraph-rsid="001c99b6"/>
    </style:style>
    <style:style style:name="P8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paragraph-rsid="001b8cdf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Liberation Serif" officeooo:rsid="001de470" officeooo:paragraph-rsid="001de470"/>
    </style:style>
    <style:style style:name="P10" style:family="paragraph" style:parent-style-name="Standard">
      <style:text-properties style:font-name="Liberation Serif" officeooo:rsid="001f1882" officeooo:paragraph-rsid="001f1882"/>
    </style:style>
    <style:style style:name="P11" style:family="paragraph" style:parent-style-name="Standard">
      <style:text-properties style:font-name="Liberation Serif" officeooo:rsid="0017e66c" officeooo:paragraph-rsid="001a3c6e"/>
    </style:style>
    <style:style style:name="P12" style:family="paragraph" style:parent-style-name="Standard">
      <style:text-properties style:font-name="Liberation Serif" officeooo:rsid="00190a1b" officeooo:paragraph-rsid="001c99b6"/>
    </style:style>
    <style:style style:name="P13" style:family="paragraph" style:parent-style-name="Standard">
      <style:paragraph-properties fo:text-align="start" style:justify-single-word="false"/>
      <style:text-properties fo:font-size="15pt" officeooo:rsid="00012129" officeooo:paragraph-rsid="00206492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12129" officeooo:paragraph-rsid="00206492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officeooo:rsid="001afa89" officeooo:paragraph-rsid="00206492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afa89" officeooo:paragraph-rsid="00206492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officeooo:rsid="0017cc98" officeooo:paragraph-rsid="00206492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05d653" officeooo:paragraph-rsid="00206492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2cb00" officeooo:paragraph-rsid="00206492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7cc98" officeooo:paragraph-rsid="00206492"/>
    </style:style>
    <style:style style:name="T1" style:family="text">
      <style:text-properties officeooo:rsid="0012e487"/>
    </style:style>
    <style:style style:name="T2" style:family="text">
      <style:text-properties officeooo:rsid="0013f4a6"/>
    </style:style>
    <style:style style:name="T3" style:family="text">
      <style:text-properties officeooo:rsid="0015caf0"/>
    </style:style>
    <style:style style:name="T4" style:family="text">
      <style:text-properties officeooo:rsid="0017e66c"/>
    </style:style>
    <style:style style:name="T5" style:family="text">
      <style:text-properties officeooo:rsid="00190a1b"/>
    </style:style>
    <style:style style:name="T6" style:family="text">
      <style:text-properties officeooo:rsid="001a3c6e"/>
    </style:style>
    <style:style style:name="T7" style:family="text">
      <style:text-properties officeooo:rsid="001a5914"/>
    </style:style>
    <style:style style:name="T8" style:family="text">
      <style:text-properties officeooo:rsid="001b589a"/>
    </style:style>
    <style:style style:name="T9" style:family="text">
      <style:text-properties officeooo:rsid="001b8cdf"/>
    </style:style>
    <style:style style:name="T10" style:family="text">
      <style:text-properties officeooo:rsid="001de470"/>
    </style:style>
    <style:style style:name="T11" style:family="text">
      <style:text-properties officeooo:rsid="0014814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2cb00" style:font-weight-asian="bold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0a0862" style:font-size-asian="12pt" style:font-size-complex="12pt"/>
    </style:style>
    <style:style style:name="T16" style:family="text">
      <style:text-properties fo:font-size="12pt" officeooo:rsid="001afa89" style:font-size-asian="12pt" style:font-size-complex="12pt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officeooo:rsid="0017cc98"/>
    </style:style>
    <style:style style:name="T19" style:family="text">
      <style:text-properties officeooo:rsid="00180c0f"/>
    </style:style>
    <style:style style:name="T20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MESSAGIER</text:span><text:tab/><text:tab/><text:tab/><text:tab/><text:tab/><text:tab/><text:tab/><text:tab/><text:tab/><text:tab/><text:span text:style-name="T3">07/11/2017</text:span></text:p>
      <text:p text:style-name="P1"><text:tab/>Ouassim</text:p>
      <text:p text:style-name="P1"/>
      <text:p text:style-name="P1">TP1 : Analyse informelle.</text:p>
      <text:p text:style-name="P1"/>
      <text:p text:style-name="P3">Système de contrôle d’accès à un bâtiment</text:p>
      <text:p text:style-name="P1"/>
      <text:p text:style-name="P2"><text:span text:style-name="T1">-Le but du système : </text:span>l s'agit d'un système de contrôle des accès à un bâtiment universitaire,<text:span text:style-name="T6">surveiller <text:tab/><text:tab/> <text:s text:c="9"/>et configurer</text:span>.</text:p>
      <text:p text:style-name="P2">-<text:span text:style-name="T2">L</text:span>a composition matérielle et logicielle du système :</text:p>
      <text:p text:style-name="P2"><text:tab/>→<text:span text:style-name="T3"> logicielle : <text:s/>une base de données qui contient le nom de la personne, le prénom de la <text:tab/><text:tab/><text:tab/><text:tab/>personne, le numéro de téléphone de la personne, le numéro de badge de la <text:tab/><text:tab/><text:tab/>personne et la liste des groupes auxquels il appartient.</text:span></text:p>
      <text:p text:style-name="P2"><text:tab/><text:tab/><text:tab/><text:span text:style-name="T6">Système d’identification.</text:span></text:p>
      <text:p text:style-name="P2"><text:tab/></text:p>
      <text:p text:style-name="P2"><text:tab/>→<text:span text:style-name="T4"> matérielle : Lecteur badge qui permet l’idntification de la personne ou non après la <text:tab/><text:tab/><text:tab/><text:tab/>lecture du badge .</text:span></text:p>
      <text:p text:style-name="P2"/>
      <text:p text:style-name="P5">- <text:span text:style-name="T4">Les utilisateures du système : <text:s/>→ humain :</text:span></text:p>
      <text:p text:style-name="P11"><text:tab/><text:tab/><text:tab/><text:tab/><text:tab/>→ <text:s text:c="8"/>Le superviseur <text:s text:c="3"/>: il est chargé de la configuration du <text:tab/><text:tab/><text:tab/><text:tab/><text:tab/><text:tab/><text:tab/><text:tab/> <text:s text:c="5"/>système (ajouter ou modifier des <text:tab/><text:tab/><text:tab/><text:tab/><text:tab/><text:tab/><text:tab/><text:tab/> <text:s text:c="5"/>informations …)<text:tab/></text:p>
      <text:p text:style-name="P4"/>
      <text:p text:style-name="P5"><text:tab/><text:tab/><text:tab/><text:tab/><text:tab/>→ <text:s text:c="8"/><text:span text:style-name="T5">Le gardien<text:tab/> <text:s text:c="4"/>: il est chargé de la surveillance et des <text:tab/><text:tab/><text:tab/><text:tab/><text:tab/><text:tab/><text:tab/><text:tab/> <text:s text:c="6"/>opérations de sécurité, pour accéder <text:tab/><text:tab/><text:tab/><text:tab/><text:tab/><text:tab/><text:tab/><text:tab/> <text:s text:c="6"/>à ses fonctionnalité il doit <text:tab/><text:tab/><text:tab/><text:tab/><text:tab/><text:tab/><text:tab/><text:tab/><text:tab/> <text:s text:c="6"/>s’identifier.</text:span></text:p>
      <text:p text:style-name="P4"/>
      <text:p text:style-name="P7"><text:tab/><text:tab/><text:tab/><text:tab/><text:tab/>→<text:tab/><text:span text:style-name="T5">Porteur de badge : La personne présente son badge <text:tab/></text:span></text:p>
      <text:p text:style-name="P12"><text:tab/><text:tab/><text:tab/><text:tab/><text:tab/><text:tab/><text:tab/><text:tab/> <text:s text:c="5"/>,ensuite le système autorise l’accès <text:tab/><text:tab/><text:tab/><text:tab/><text:tab/><text:tab/><text:tab/><text:tab/> <text:s text:c="5"/>ou pas et finallement il enregiste <text:tab/><text:tab/><text:tab/><text:tab/><text:tab/><text:tab/><text:tab/><text:tab/> <text:s text:c="4"/>l’événement et déclanche ou pas <text:tab/><text:tab/><text:tab/><text:tab/><text:tab/><text:tab/><text:tab/><text:tab/><text:tab/> <text:s text:c="4"/>l’alarme.</text:p>
      <text:p text:style-name="P5">- <text:span text:style-name="T6">Les limites du système :</text:span></text:p>
      <text:p text:style-name="P5"><text:tab/>→<text:span text:style-name="T7"> Le système gère l’entrée des personnes mais pas les sorties, c’est-à-dire que si la <text:tab/><text:tab/> <text:s text:c="4"/>personne est à l’intèrieur de la salle alors que l’horaire de fermiture (fin de droit <text:tab/> <text:s text:c="4"/><text:tab/> <text:s text:c="4"/>d’accès) exemple la nuit , la personne pourra toujours quitter la salle.</text:span></text:p>
      <text:p text:style-name="P5"/>
      <text:p text:style-name="P5"><text:tab/>→ <text:span text:style-name="T8">Si l’accès est refusé le système n’indique pas la raison.</text:span></text:p>
      <text:p text:style-name="P5"/>
      <text:p text:style-name="P5"><text:tab/>→ <text:span text:style-name="T8">Le système ne sait pas si la personne qui s’identifie avec le badge est la propriétaire du <text:tab/> <text:s text:c="4"/>badge.</text:span></text:p>
      <text:p text:style-name="P6"><text:tab/></text:p>
      <text:p text:style-name="P6"><text:tab/>→<text:span text:style-name="T9"> Limite de 4000 personnes <text:s/>enregistrer .</text:span></text:p>
      <text:p text:style-name="P9"/>
      <text:p text:style-name="P9">L’ensemble des besoins fonctionnels et non fonctionnels : </text:p>
      <text:p text:style-name="P6"><text:s/><text:span text:style-name="T10">Acteur : le superviseur</text:span></text:p>
      <text:p text:style-name="P6"><text:s/><text:span text:style-name="T10">Rôle métier : gérer les données relatives aux droits d’accès.</text:span></text:p>
      <text:p text:style-name="P6"><text:s/><text:span text:style-name="T10">Processus métier :</text:span></text:p>
      <text:p text:style-name="P6"><text:tab/><text:span text:style-name="T10">Modifier les informations relatives à une porte : <text:s/>afficher la liste des portes ou groupe de <text:tab/><text:tab/><text:tab/><text:tab/><text:tab/><text:tab/><text:tab/> <text:s text:c="7"/>portes , l’état de la porte (activée / <text:tab/></text:span><text:soft-page-break/><text:span text:style-name="T10"><text:tab/><text:tab/><text:tab/><text:tab/><text:tab/><text:tab/><text:tab/>désactivée) , durée de temporisation <text:tab/><text:tab/><text:tab/><text:tab/><text:tab/><text:tab/><text:tab/><text:tab/><text:tab/>d’ouverture, choisir de créer une nouvelle porte.</text:span></text:p>
      <text:p text:style-name="P10"><text:tab/>Modifier les informations relatives à une personne : afficher la liste de toute les personnes déjà recensée, éditer une personne ou de créer une nouvelle personne </text:p>
      <text:p text:style-name="P6"/>
      <text:p text:style-name="P6"/>
      <text:p text:style-name="P6"/>
      <text:p text:style-name="P13">Partie <text:span text:style-name="T11">2 : Système de vente</text:span></text:p>
      <text:p text:style-name="P13"/>
      <text:p text:style-name="P14"><text:span text:style-name="T12">But :</text:span> </text:p>
      <text:p text:style-name="P14"><text:tab/><text:span text:style-name="T11">Système de vente pour détaillants qui permet l’enregistrement de ventes et u traitement des paiements.</text:span></text:p>
      <text:p text:style-name="P14"/>
      <text:p text:style-name="P19">Composition :</text:p>
      <text:list xml:id="list1641804764947827157" text:style-name="L1">
        <text:list-item>
          <text:p text:style-name="P20"><text:span text:style-name="T15">O</text:span><text:span text:style-name="T14">rdinateur : </text:span><text:span text:style-name="T16">Accès au logiciel de vente.</text:span></text:p>
          <text:p text:style-name="P15"/>
        </text:list-item>
        <text:list-item>
          <text:p text:style-name="P20"><text:span text:style-name="T14">Lecteurs code barres : </text:span><text:span text:style-name="T16">Permet la lecture des différents produits.</text:span></text:p>
          <text:p text:style-name="P15"/>
        </text:list-item>
        <text:list-item>
          <text:p text:style-name="P20"><text:span text:style-name="T14">Lecteurs cartes bancaires : </text:span><text:span text:style-name="T16">Lecture carte bancaire pour paiements</text:span></text:p>
        </text:list-item>
      </text:list>
      <text:p text:style-name="P16"/>
      <text:list xml:id="list134309488559016" text:continue-numbering="true" text:style-name="L1">
        <text:list-item>
          <text:p text:style-name="P17">Logiciel</text:p>
          <text:p text:style-name="P17"/>
        </text:list-item>
        <text:list-item>
          <text:p text:style-name="P17">Calculateur de taxes</text:p>
          <text:p text:style-name="P17"/>
        </text:list-item>
        <text:list-item>
          <text:p text:style-name="P20"><text:span text:style-name="T14">Système de gestion des stocks : </text:span><text:span text:style-name="T16">Gestions stock en temps réel grâce aux enregistrements afin de pouvoir réapprovisionner si nécessaire. </text:span></text:p>
        </text:list-item>
      </text:list>
      <text:p text:style-name="P14"/>
      <text:p text:style-name="P14"/>
      <text:p text:style-name="P14"><text:span text:style-name="T13">Acteurs </text:span><text:span text:style-name="T12">:</text:span><text:span text:style-name="T17"><text:tab/></text:span> </text:p>
      <text:p text:style-name="P14"><text:tab/><text:tab/>-<text:span text:style-name="T18">Utilisateurs : Effectue une sélection de différents produits puis un paiement afin <text:tab/><text:tab/> d’acheter ses articles.</text:span></text:p>
      <text:p text:style-name="P14"><text:tab/><text:tab/></text:p>
      <text:p text:style-name="P14"><text:tab/><text:tab/>-A<text:span text:style-name="T18">dministrateur système : Configure / Modifie et gère les données liées à <text:tab/><text:tab/> <text:tab/> l’authentification des caissiers.</text:span></text:p>
      <text:p text:style-name="P14"><text:tab/><text:tab/></text:p>
      <text:p text:style-name="P14"><text:tab/><text:tab/>-<text:span text:style-name="T19">Caissiers : Enregistre les articles sélectionner par le clients / Demande information <text:tab/><text:tab/> de paiement et fourni un reçu au client.</text:span></text:p>
      <text:p text:style-name="P14"/>
      <text:p text:style-name="P14"/>
      <text:p text:style-name="P18"><text:span text:style-name="T20">Limites :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9:12:22.829161873</meta:creation-date>
    <dc:date>2017-11-28T13:43:08.260775000</dc:date>
    <meta:editing-duration>PT41M16S</meta:editing-duration>
    <meta:editing-cycles>7</meta:editing-cycles>
    <meta:generator>LibreOffice/5.0.6.3$MacOSX_X86_64 LibreOffice_project/490fc03b25318460cfc54456516ea2519c11d1aa</meta:generator>
    <meta:document-statistic meta:table-count="0" meta:image-count="0" meta:object-count="0" meta:page-count="2" meta:paragraph-count="48" meta:word-count="491" meta:character-count="3220" meta:non-whitespace-character-count="2469"/>
  </office:meta>
</office:document-meta>
</file>